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16</text:p>
      <text:p text:style-name="Standard">Name at least three things specified by an ISA</text:p>
      <text:p text:style-name="Standard">It specifies the operands, addressing modes for the operands and the number of unique locations in memory</text:p>
      <text:p text:style-name="Standard"/>
      <text:p text:style-name="Standard">1.19 List the levels of transformation and name examples for it</text:p>
      <text:p text:style-name="Standard">It begins with natural language which is everyday speech. Then from natural language we create an algorithm for the problem and then change the algorithm into a programming language. That is then translated to assembly or machine code and then the processor takes it in with logic circuits which can be transformed into binary due to on and off swit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ristobal Guerrero</meta:initial-creator>
    <meta:creation-date>2012-04-25T09:39:44.53</meta:creation-date>
    <meta:printed-by>Cristobal Guerrero</meta:printed-by>
    <meta:print-date>2012-04-25T09:43:08.48</meta:print-date>
    <meta:document-statistic meta:table-count="0" meta:image-count="0" meta:object-count="0" meta:page-count="1" meta:paragraph-count="5" meta:word-count="98" meta:character-count="572"/>
    <dc:date>2012-04-25T10:17:07.82</dc:date>
    <dc:creator>Cristobal Guerrero</dc:creator>
    <meta:editing-duration>PT41S</meta:editing-duration>
    <meta:editing-cycles>1</meta:editing-cycles>
    <meta:generator>OpenOffice.org/3.3$Win32 OpenOffice.org_project/330m20$Build-9567</meta:generator>
  </office:meta>
</office:document-meta>
</file>